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ハイテンションで取り除く</text:p>
          </table:table-cell>
          <table:table-cell table:number-columns-repeated="1023"/>
        </table:table-row>
        <table:table-row>
          <table:table-cell table:style-name="ce0" office:value-type="string">
            <text:p>いよっしゃああああぁぁぁぁああああ！！！！
この石め！！　お前ごときがいつまでも
穴をふさいでいられると思ったら大間違い
だぜええええぇぇぇぇぇえええいいい！！！</text:p>
          </table:table-cell>
          <table:table-cell table:number-columns-repeated="1023"/>
        </table:table-row>
        <table:table-row>
          <table:table-cell table:style-name="ce0" office:value-type="string">
            <text:p>喰らえええっ！！！　我が右腕に宿りし
グラップル龍の魂を解き放つぜええええぇぇ
いいいいいっやっはああああおおおおおううう
いいいいぃぃぃぃっ！！！！！！！！</text:p>
          </table:table-cell>
          <table:table-cell table:number-columns-repeated="1023"/>
        </table:table-row>
        <table:table-row>
          <table:table-cell table:style-name="ce0" office:value-type="string">
            <text:p>赤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